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rgeJavaBean.setList145( List &lt; Alphabet &gt; list1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0( List &lt; Alphabet &gt; list1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0( List &lt; Alphabet &gt; list1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6( List &lt; Alphabet &gt; list10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0( List &lt; Alphabet &gt; list1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0( List &lt; Alphabet &gt; list1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3( List &lt; Alphabet &gt; list10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2( List &lt; Alphabet &gt; list1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49( List &lt; Alphabet &gt; list1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6( List &lt; Alphabet &gt; list1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42( List &lt; Alphabet &gt; list1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4( List &lt; Alphabet &gt; list1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8( List &lt; Alphabet &gt; list1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1( List &lt; Alphabet &gt; list10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48( List &lt; Alphabet &gt; list1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47( List &lt; Alphabet &gt; list1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62( List &lt; Alphabet &gt; list1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4( List &lt; Alphabet &gt; list10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0( List &lt; Alphabet &gt; list10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8( List &lt; Alphabet &gt; list10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2( List &lt; Alphabet &gt; list1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7( List &lt; Alphabet &gt; list1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4( List &lt; Alphabet &gt; list1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9( List &lt; Alphabet &gt; list1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1( List &lt; Alphabet &gt; list1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2( List &lt; Alphabet &gt; list1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40( List &lt; Alphabet &gt; list1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3( List &lt; Alphabet &gt; list1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60( List &lt; Alphabet &gt; list1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1( List &lt; Alphabet &gt; list1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63( List &lt; Alphabet &gt; list1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43( List &lt; Alphabet &gt; list1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5( List &lt; Alphabet &gt; list1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1( List &lt; Alphabet &gt; list1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8( List &lt; Alphabet &gt; list1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1( List &lt; Alphabet &gt; list1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9( List &lt; Alphabet &gt; list1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9( List &lt; Alphabet &gt; list1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2( List &lt; Alphabet &gt; list1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3( List &lt; Alphabet &gt; list1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7( List &lt; Alphabet &gt; list1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7( List &lt; Alphabet &gt; list10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9( List &lt; Alphabet &gt; list1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46( List &lt; Alphabet &gt; list1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8( List &lt; Alphabet &gt; list1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5( List &lt; Alphabet &gt; list1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61( List &lt; Alphabet &gt; list1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6( List &lt; Alphabet &gt; list1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18( List &lt; Alphabet &gt; list1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5( List &lt; Alphabet &gt; list1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4( List &lt; Alphabet &gt; list1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7( List &lt; Alphabet &gt; list1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7( List &lt; Alphabet &gt; list1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9( List &lt; Alphabet &gt; list10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41( List &lt; Alphabet &gt; list1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5( List &lt; Alphabet &gt; list1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2( List &lt; Alphabet &gt; list1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33( List &lt; Alphabet &gt; list1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6( List &lt; Alphabet &gt; list1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4( List &lt; Alphabet &gt; list1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56( List &lt; Alphabet &gt; list1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23( List &lt; Alphabet &gt; list1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44( List &lt; Alphabet &gt; list1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setList105( List &lt; Alphabet &gt; list10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rgeJavaBean.getList1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